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37"/>
    <style:style style:name="ce4" style:family="table-cell" style:parent-style-name="Default" style:data-style-name="N39"/>
    <style:style style:name="ce5" style:family="table-cell" style:parent-style-name="Default" style:data-style-name="N40"/>
    <style:style style:name="ce6" style:family="table-cell" style:parent-style-name="Default" style:data-style-name="N41"/>
    <style:style style:name="co1" style:family="table-column">
      <style:table-column-properties fo:break-before="auto" style:column-width="5.76791666666667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35479166666667cm" style:use-optimal-column-width="true"/>
    </style:style>
    <style:style style:name="co6" style:family="table-column">
      <style:table-column-properties fo:break-before="auto" style:column-width="3.307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ssbrückenspannung in V:</text:p>
          </table:table-cell>
          <table:table-cell office:value-type="float" office:value="10" table:style-name="ce1">
            <text:p>10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Umrechnungsparameter in mV/V:</text:p>
          </table:table-cell>
          <table:table-cell office:value-type="float" office:value="2.0470000000000002" table:style-name="ce1">
            <text:p>2,047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Maximale Kraftaufnahme in N:</text:p>
          </table:table-cell>
          <table:table-cell office:value-type="float" office:value="250" table:style-name="ce1">
            <text:p>250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abelle 2.1:</text:p>
          </table:table-cell>
          <table:table-cell table:number-columns-repeated="9" table:style-name="ce2"/>
          <table:table-cell table:number-columns-repeated="16374"/>
        </table:table-row>
        <table:table-row table:style-name="ro1">
          <table:table-cell table:style-name="ce1"/>
          <table:table-cell table:style-name="ce2"/>
          <table:table-cell office:value-type="string" table:style-name="ce2">
            <text:p>U_diff in mV</text:p>
          </table:table-cell>
          <table:table-cell office:value-type="string" table:style-name="ce2">
            <text:p>Kraft in N:</text:p>
          </table:table-cell>
          <table:table-cell office:value-type="string" table:style-name="ce2">
            <text:p>C_diff in nF</text:p>
          </table:table-cell>
          <table:table-cell office:value-type="string" table:style-name="ce2">
            <text:p>C_Piezo in nF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0.02" table:style-name="ce2">
            <text:p>0,02</text:p>
          </table:table-cell>
          <table:table-cell office:value-type="float" office:value="0.24425989252564728" table:formula="msoxl:=((C9/$B$2)/$B$3)*$B$4" table:style-name="ce2">
            <text:p>0,24</text:p>
          </table:table-cell>
          <table:table-cell office:value-type="float" office:value="-1.7950000000000001E-2" table:style-name="ce6">
            <text:p>-0,01795</text:p>
          </table:table-cell>
          <table:table-cell table:number-columns-repeated="5"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0.5" table:style-name="ce2">
            <text:p>0,50</text:p>
          </table:table-cell>
          <table:table-cell office:value-type="float" office:value="6.1064973131411824" table:formula="msoxl:=((C10/$B$2)/$B$3)*$B$4" table:style-name="ce2">
            <text:p>6,11</text:p>
          </table:table-cell>
          <table:table-cell office:value-type="float" office:value="-2.35E-2" table:style-name="ce6">
            <text:p>-0,02350</text:p>
          </table:table-cell>
          <table:table-cell table:number-columns-repeated="5"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0.94" table:style-name="ce2">
            <text:p>0,94</text:p>
          </table:table-cell>
          <table:table-cell office:value-type="float" office:value="11.480214948705422" table:formula="msoxl:=((C11/$B$2)/$B$3)*$B$4" table:style-name="ce2">
            <text:p>11,48</text:p>
          </table:table-cell>
          <table:table-cell office:value-type="float" office:value="-2.2120000000000001E-2" table:style-name="ce6">
            <text:p>-0,02212</text:p>
          </table:table-cell>
          <table:table-cell table:number-columns-repeated="5"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.48" table:style-name="ce2">
            <text:p>1,48</text:p>
          </table:table-cell>
          <table:table-cell office:value-type="float" office:value="18.075232046897895" table:formula="msoxl:=((C12/$B$2)/$B$3)*$B$4" table:style-name="ce2">
            <text:p>18,08</text:p>
          </table:table-cell>
          <table:table-cell office:value-type="float" office:value="-2.35E-2" table:style-name="ce6">
            <text:p>-0,02350</text:p>
          </table:table-cell>
          <table:table-cell office:value-type="float" office:value="0.97660000000000002" table:style-name="ce2">
            <text:p>0,98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1.93" table:style-name="ce2">
            <text:p>1,93</text:p>
          </table:table-cell>
          <table:table-cell office:value-type="float" office:value="23.571079628724963" table:formula="msoxl:=((C13/$B$2)/$B$3)*$B$4" table:style-name="ce2">
            <text:p>23,57</text:p>
          </table:table-cell>
          <table:table-cell office:value-type="float" office:value="-2.4400000000000002E-2" table:style-name="ce6">
            <text:p>-0,02440</text:p>
          </table:table-cell>
          <table:table-cell office:value-type="float" office:value="0.97540000000000004" table:style-name="ce2">
            <text:p>0,98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2.4900000000000002" table:style-name="ce2">
            <text:p>2,49</text:p>
          </table:table-cell>
          <table:table-cell office:value-type="float" office:value="30.410356619443089" table:formula="msoxl:=((C14/$B$2)/$B$3)*$B$4" table:style-name="ce2">
            <text:p>30,41</text:p>
          </table:table-cell>
          <table:table-cell office:value-type="float" office:value="-2.529E-2" table:style-name="ce6">
            <text:p>-0,02529</text:p>
          </table:table-cell>
          <table:table-cell office:value-type="float" office:value="0.9748" table:style-name="ce2">
            <text:p>0,97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3" table:style-name="ce2">
            <text:p>3,00</text:p>
          </table:table-cell>
          <table:table-cell office:value-type="float" office:value="36.638983878847093" table:formula="msoxl:=((C15/$B$2)/$B$3)*$B$4" table:style-name="ce2">
            <text:p>36,64</text:p>
          </table:table-cell>
          <table:table-cell office:value-type="float" office:value="-2.801E-2" table:style-name="ce6">
            <text:p>-0,02801</text:p>
          </table:table-cell>
          <table:table-cell office:value-type="float" office:value="0.97160000000000002" table:style-name="ce2">
            <text:p>0,97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3.6" table:style-name="ce2">
            <text:p>3,60</text:p>
          </table:table-cell>
          <table:table-cell office:value-type="float" office:value="43.966780654616507" table:formula="msoxl:=((C16/$B$2)/$B$3)*$B$4" table:style-name="ce2">
            <text:p>43,97</text:p>
          </table:table-cell>
          <table:table-cell office:value-type="float" office:value="-2.9399999999999999E-2" table:style-name="ce6">
            <text:p>-0,02940</text:p>
          </table:table-cell>
          <table:table-cell office:value-type="float" office:value="0.97050000000000003" table:style-name="ce2">
            <text:p>0,97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4.0999999999999996" table:style-name="ce2">
            <text:p>4,10</text:p>
          </table:table-cell>
          <table:table-cell office:value-type="float" office:value="50.073277967757683" table:formula="msoxl:=((C17/$B$2)/$B$3)*$B$4" table:style-name="ce2">
            <text:p>50,07</text:p>
          </table:table-cell>
          <table:table-cell office:value-type="float" office:value="-2.9950000000000001E-2" table:style-name="ce6">
            <text:p>-0,02995</text:p>
          </table:table-cell>
          <table:table-cell office:value-type="float" office:value="0.96980999999999995" table:style-name="ce2">
            <text:p>0,97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4.5599999999999996" table:style-name="ce2">
            <text:p>4,56</text:p>
          </table:table-cell>
          <table:table-cell office:value-type="float" office:value="55.691255495847571" table:formula="msoxl:=((C18/$B$2)/$B$3)*$B$4" table:style-name="ce2">
            <text:p>55,69</text:p>
          </table:table-cell>
          <table:table-cell office:value-type="float" office:value="-3.057E-2" table:style-name="ce6">
            <text:p>-0,03057</text:p>
          </table:table-cell>
          <table:table-cell office:value-type="float" office:value="0.96935000000000004" table:style-name="ce2">
            <text:p>0,97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5" table:style-name="ce2">
            <text:p>5,00</text:p>
          </table:table-cell>
          <table:table-cell office:value-type="float" office:value="61.064973131411818" table:formula="msoxl:=((C19/$B$2)/$B$3)*$B$4" table:style-name="ce2">
            <text:p>61,06</text:p>
          </table:table-cell>
          <table:table-cell office:value-type="float" office:value="-3.1370000000000002E-2" table:style-name="ce6">
            <text:p>-0,03137</text:p>
          </table:table-cell>
          <table:table-cell office:value-type="float" office:value="0.96858" table:style-name="ce2">
            <text:p>0,97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5.51" table:style-name="ce2">
            <text:p>5,51</text:p>
          </table:table-cell>
          <table:table-cell office:value-type="float" office:value="67.293600390815826" table:formula="msoxl:=((C20/$B$2)/$B$3)*$B$4" table:style-name="ce2">
            <text:p>67,29</text:p>
          </table:table-cell>
          <table:table-cell office:value-type="float" office:value="-3.184E-2" table:style-name="ce6">
            <text:p>-0,03184</text:p>
          </table:table-cell>
          <table:table-cell office:value-type="float" office:value="0.96811000000000003" table:style-name="ce2">
            <text:p>0,97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float" office:value="6.11" table:style-name="ce2">
            <text:p>6,11</text:p>
          </table:table-cell>
          <table:table-cell office:value-type="float" office:value="74.62139716658524" table:formula="msoxl:=((C21/$B$2)/$B$3)*$B$4" table:style-name="ce2">
            <text:p>74,62</text:p>
          </table:table-cell>
          <table:table-cell office:value-type="float" office:value="-3.2309999999999998E-2" table:style-name="ce6">
            <text:p>-0,03231</text:p>
          </table:table-cell>
          <table:table-cell office:value-type="float" office:value="0.96765999999999996" table:style-name="ce2">
            <text:p>0,97</text:p>
          </table:table-cell>
          <table:table-cell table:number-columns-repeated="4" table:style-name="ce2"/>
          <table:table-cell table:number-columns-repeated="16374"/>
        </table:table-row>
        <table:table-row table:number-rows-repeated="2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office:value-type="string" table:style-name="ce2">
            <text:p>Tabelle 2.2:</text:p>
          </table:table-cell>
          <table:table-cell table:number-columns-repeated="9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Uhrzeit</text:p>
          </table:table-cell>
          <table:table-cell office:value-type="string" table:style-name="ce2">
            <text:p>U_diff in mV</text:p>
          </table:table-cell>
          <table:table-cell office:value-type="string" table:style-name="ce2">
            <text:p>Kraft in N:</text:p>
          </table:table-cell>
          <table:table-cell table:style-name="ce1"/>
          <table:table-cell office:value-type="string" table:style-name="ce2">
            <text:p>C_Piezo in nF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style-name="ce2"/>
          <table:table-cell office:value-type="time" office:time-value="PT9H50M0.000S" table:style-name="ce3">
            <text:p>09:50:00</text:p>
          </table:table-cell>
          <table:table-cell office:value-type="float" office:value="10.119999999999999" table:style-name="ce2">
            <text:p>10,12</text:p>
          </table:table-cell>
          <table:table-cell office:value-type="float" office:value="123.59550561797752" table:formula="msoxl:=((C26/$B$2)/$B$3)*$B$4" table:style-name="ce2">
            <text:p>123,60</text:p>
          </table:table-cell>
          <table:table-cell table:style-name="ce1"/>
          <table:table-cell office:value-type="float" office:value="0.97340000000000004" table:style-name="ce4">
            <text:p>0,9734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style-name="ce2"/>
          <table:table-cell office:value-type="time" office:time-value="PT10H20M0.000S" table:style-name="ce3">
            <text:p>10:20:00</text:p>
          </table:table-cell>
          <table:table-cell office:value-type="float" office:value="9.59" table:style-name="ce2">
            <text:p>9,59</text:p>
          </table:table-cell>
          <table:table-cell office:value-type="float" office:value="117.12261846604787" table:formula="msoxl:=((C27/$B$2)/$B$3)*$B$4" table:style-name="ce2">
            <text:p>117,12</text:p>
          </table:table-cell>
          <table:table-cell table:style-name="ce1"/>
          <table:table-cell office:value-type="float" office:value="0.96619999999999995" table:style-name="ce4">
            <text:p>0,9662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style-name="ce2"/>
          <table:table-cell office:value-type="time" office:time-value="PT11H40M0.000S" table:style-name="ce3">
            <text:p>11:40:00</text:p>
          </table:table-cell>
          <table:table-cell office:value-type="float" office:value="9.3699999999999992" table:style-name="ce2">
            <text:p>9,37</text:p>
          </table:table-cell>
          <table:table-cell office:value-type="float" office:value="114.43575964826574" table:formula="msoxl:=((C28/$B$2)/$B$3)*$B$4" table:style-name="ce2">
            <text:p>114,44</text:p>
          </table:table-cell>
          <table:table-cell table:style-name="ce1"/>
          <table:table-cell office:value-type="float" office:value="0.96311000000000002" table:style-name="ce4">
            <text:p>0,9631</text:p>
          </table:table-cell>
          <table:table-cell table:number-columns-repeated="4" table:style-name="ce2"/>
          <table:table-cell table:number-columns-repeated="16374"/>
        </table:table-row>
        <table:table-row table:number-rows-repeated="2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office:value-type="string" table:style-name="ce1">
            <text:p>Tabelle 2.3: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U_diff in mV</text:p>
          </table:table-cell>
          <table:table-cell office:value-type="string" table:style-name="ce2">
            <text:p>Kraft in N:</text:p>
          </table:table-cell>
          <table:table-cell table:style-name="ce1"/>
          <table:table-cell office:value-type="string" table:style-name="ce2">
            <text:p>C_Piezo in nF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float" office:value="0.44" table:style-name="ce2">
            <text:p>0,44</text:p>
          </table:table-cell>
          <table:table-cell office:value-type="float" office:value="5.3737176355642395" table:formula="msoxl:=((C33/$B$2)/$B$3)*$B$4" table:style-name="ce2">
            <text:p>5,37</text:p>
          </table:table-cell>
          <table:table-cell table:style-name="ce1"/>
          <table:table-cell office:value-type="float" office:value="0.97189999999999999" table:style-name="ce1">
            <text:p>0,9719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0.97" table:style-name="ce2">
            <text:p>0,97</text:p>
          </table:table-cell>
          <table:table-cell office:value-type="float" office:value="11.846604787493893" table:formula="msoxl:=((C34/$B$2)/$B$3)*$B$4" table:style-name="ce2">
            <text:p>11,85</text:p>
          </table:table-cell>
          <table:table-cell table:style-name="ce1"/>
          <table:table-cell office:value-type="float" office:value="0.96850000000000003" table:style-name="ce1">
            <text:p>0,9685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1.75" table:style-name="ce2">
            <text:p>1,75</text:p>
          </table:table-cell>
          <table:table-cell office:value-type="float" office:value="21.372740595994134" table:formula="msoxl:=((C35/$B$2)/$B$3)*$B$4" table:style-name="ce2">
            <text:p>21,37</text:p>
          </table:table-cell>
          <table:table-cell table:style-name="ce1"/>
          <table:table-cell office:value-type="float" office:value="0.96750000000000003" table:style-name="ce1">
            <text:p>0,9675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2.36" table:style-name="ce2">
            <text:p>2,36</text:p>
          </table:table-cell>
          <table:table-cell office:value-type="float" office:value="28.822667318026376" table:formula="msoxl:=((C36/$B$2)/$B$3)*$B$4" table:style-name="ce2">
            <text:p>28,82</text:p>
          </table:table-cell>
          <table:table-cell table:style-name="ce1"/>
          <table:table-cell office:value-type="float" office:value="0.96650000000000003" table:style-name="ce1">
            <text:p>0,9665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3" table:style-name="ce2">
            <text:p>3,00</text:p>
          </table:table-cell>
          <table:table-cell office:value-type="float" office:value="36.638983878847093" table:formula="msoxl:=((C37/$B$2)/$B$3)*$B$4" table:style-name="ce2">
            <text:p>36,64</text:p>
          </table:table-cell>
          <table:table-cell table:style-name="ce1"/>
          <table:table-cell office:value-type="float" office:value="0.96540000000000004" table:style-name="ce1">
            <text:p>0,9654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3.53" table:style-name="ce2">
            <text:p>3,53</text:p>
          </table:table-cell>
          <table:table-cell office:value-type="float" office:value="43.11187103077674" table:formula="msoxl:=((C38/$B$2)/$B$3)*$B$4" table:style-name="ce2">
            <text:p>43,11</text:p>
          </table:table-cell>
          <table:table-cell table:style-name="ce1"/>
          <table:table-cell office:value-type="float" office:value="0.96450000000000002" table:style-name="ce1">
            <text:p>0,9645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4.03" table:style-name="ce2">
            <text:p>4,03</text:p>
          </table:table-cell>
          <table:table-cell office:value-type="float" office:value="49.21836834391793" table:formula="msoxl:=((C39/$B$2)/$B$3)*$B$4" table:style-name="ce2">
            <text:p>49,22</text:p>
          </table:table-cell>
          <table:table-cell table:style-name="ce1"/>
          <table:table-cell office:value-type="float" office:value="0.96430000000000005" table:style-name="ce1">
            <text:p>0,9643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4.53" table:style-name="ce2">
            <text:p>4,53</text:p>
          </table:table-cell>
          <table:table-cell office:value-type="float" office:value="55.324865657059107" table:formula="msoxl:=((C40/$B$2)/$B$3)*$B$4" table:style-name="ce2">
            <text:p>55,32</text:p>
          </table:table-cell>
          <table:table-cell table:style-name="ce1"/>
          <table:table-cell office:value-type="float" office:value="0.96299999999999997" table:style-name="ce1">
            <text:p>0,963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5.05" table:style-name="ce2">
            <text:p>5,05</text:p>
          </table:table-cell>
          <table:table-cell office:value-type="float" office:value="61.675622862725938" table:formula="msoxl:=((C41/$B$2)/$B$3)*$B$4" table:style-name="ce2">
            <text:p>61,68</text:p>
          </table:table-cell>
          <table:table-cell table:style-name="ce1"/>
          <table:table-cell office:value-type="float" office:value="0.96250000000000002" table:style-name="ce1">
            <text:p>0,9625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5.78" table:style-name="ce2">
            <text:p>5,78</text:p>
          </table:table-cell>
          <table:table-cell office:value-type="float" office:value="70.591108939912061" table:formula="msoxl:=((C42/$B$2)/$B$3)*$B$4" table:style-name="ce2">
            <text:p>70,59</text:p>
          </table:table-cell>
          <table:table-cell table:style-name="ce1"/>
          <table:table-cell office:value-type="float" office:value="0.96260000000000001" table:style-name="ce1">
            <text:p>0,9626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6.38" table:style-name="ce2">
            <text:p>6,38</text:p>
          </table:table-cell>
          <table:table-cell office:value-type="float" office:value="77.91890571568149" table:formula="msoxl:=((C43/$B$2)/$B$3)*$B$4" table:style-name="ce2">
            <text:p>77,92</text:p>
          </table:table-cell>
          <table:table-cell table:style-name="ce1"/>
          <table:table-cell office:value-type="float" office:value="0.96250000000000002" table:style-name="ce1">
            <text:p>0,9625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abelle 2.4: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U_diff in mV</text:p>
          </table:table-cell>
          <table:table-cell office:value-type="string" table:style-name="ce2">
            <text:p>Kraft in N:</text:p>
          </table:table-cell>
          <table:table-cell table:style-name="ce1"/>
          <table:table-cell office:value-type="string" table:style-name="ce2">
            <text:p>C_Piezo in nF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0.64" table:style-name="ce2">
            <text:p>0,64</text:p>
          </table:table-cell>
          <table:table-cell office:value-type="float" office:value="7.816316560820713" table:formula="msoxl:=((C48/$B$2)/$B$3)*$B$4" table:style-name="ce2">
            <text:p>7,82</text:p>
          </table:table-cell>
          <table:table-cell table:style-name="ce1"/>
          <table:table-cell office:value-type="float" office:value="0.96830000000000005" table:style-name="ce1">
            <text:p>0,9683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1.26" table:style-name="ce2">
            <text:p>1,26</text:p>
          </table:table-cell>
          <table:table-cell office:value-type="float" office:value="15.388373229115778" table:formula="msoxl:=((C49/$B$2)/$B$3)*$B$4" table:style-name="ce2">
            <text:p>15,39</text:p>
          </table:table-cell>
          <table:table-cell table:style-name="ce1"/>
          <table:table-cell office:value-type="float" office:value="0.96399999999999997" table:style-name="ce1">
            <text:p>0,964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1.75" table:style-name="ce2">
            <text:p>1,75</text:p>
          </table:table-cell>
          <table:table-cell office:value-type="float" office:value="21.372740595994134" table:formula="msoxl:=((C50/$B$2)/$B$3)*$B$4" table:style-name="ce2">
            <text:p>21,37</text:p>
          </table:table-cell>
          <table:table-cell table:style-name="ce1"/>
          <table:table-cell office:value-type="float" office:value="0.96199999999999997" table:style-name="ce1">
            <text:p>0,96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2.4" table:style-name="ce2">
            <text:p>2,40</text:p>
          </table:table-cell>
          <table:table-cell office:value-type="float" office:value="29.311187103077671" table:formula="msoxl:=((C51/$B$2)/$B$3)*$B$4" table:style-name="ce2">
            <text:p>29,31</text:p>
          </table:table-cell>
          <table:table-cell table:style-name="ce1"/>
          <table:table-cell office:value-type="float" office:value="0.96030000000000004" table:style-name="ce1">
            <text:p>0,9603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2.87" table:style-name="ce2">
            <text:p>2,87</text:p>
          </table:table-cell>
          <table:table-cell office:value-type="float" office:value="35.051294577430383" table:formula="msoxl:=((C52/$B$2)/$B$3)*$B$4" table:style-name="ce2">
            <text:p>35,05</text:p>
          </table:table-cell>
          <table:table-cell table:style-name="ce1"/>
          <table:table-cell office:value-type="float" office:value="0.9587" table:style-name="ce1">
            <text:p>0,9587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3.88" table:style-name="ce2">
            <text:p>3,88</text:p>
          </table:table-cell>
          <table:table-cell office:value-type="float" office:value="47.386419149975573" table:formula="msoxl:=((C53/$B$2)/$B$3)*$B$4" table:style-name="ce2">
            <text:p>47,39</text:p>
          </table:table-cell>
          <table:table-cell table:style-name="ce1"/>
          <table:table-cell office:value-type="float" office:value="0.95699999999999996" table:style-name="ce1">
            <text:p>0,957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4.38" table:style-name="ce2">
            <text:p>4,38</text:p>
          </table:table-cell>
          <table:table-cell office:value-type="float" office:value="53.492916463116757" table:formula="msoxl:=((C54/$B$2)/$B$3)*$B$4" table:style-name="ce2">
            <text:p>53,49</text:p>
          </table:table-cell>
          <table:table-cell table:style-name="ce1"/>
          <table:table-cell office:value-type="float" office:value="0.95399999999999996" table:style-name="ce1">
            <text:p>0,954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5.22" table:style-name="ce2">
            <text:p>5,22</text:p>
          </table:table-cell>
          <table:table-cell office:value-type="float" office:value="63.751831949193942" table:formula="msoxl:=((C55/$B$2)/$B$3)*$B$4" table:style-name="ce2">
            <text:p>63,75</text:p>
          </table:table-cell>
          <table:table-cell table:style-name="ce1"/>
          <table:table-cell office:value-type="float" office:value="0.95379999999999998" table:style-name="ce1">
            <text:p>0,9538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belle 2.5: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U_diff in mV</text:p>
          </table:table-cell>
          <table:table-cell office:value-type="string" table:style-name="ce2">
            <text:p>Kraft in N:</text:p>
          </table:table-cell>
          <table:table-cell table:style-name="ce1"/>
          <table:table-cell office:value-type="string" table:style-name="ce2">
            <text:p>C_Piezo in nF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0.4" table:style-name="ce5">
            <text:p>0,4</text:p>
          </table:table-cell>
          <table:table-cell office:value-type="float" office:value="4.8851978505129452" table:formula="msoxl:=((C60/$B$2)/$B$3)*$B$4" table:style-name="ce2">
            <text:p>4,89</text:p>
          </table:table-cell>
          <table:table-cell table:style-name="ce1"/>
          <table:table-cell office:value-type="float" office:value="0.97050000000000003" table:style-name="ce4">
            <text:p>0,9705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1.4" table:style-name="ce5">
            <text:p>1,4</text:p>
          </table:table-cell>
          <table:table-cell office:value-type="float" office:value="17.098192476795305" table:formula="msoxl:=((C61/$B$2)/$B$3)*$B$4" table:style-name="ce2">
            <text:p>17,10</text:p>
          </table:table-cell>
          <table:table-cell table:style-name="ce1"/>
          <table:table-cell office:value-type="float" office:value="0.97089999999999999" table:style-name="ce4">
            <text:p>0,9709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2" table:style-name="ce5">
            <text:p>2,0</text:p>
          </table:table-cell>
          <table:table-cell office:value-type="float" office:value="24.42598925256473" table:formula="msoxl:=((C62/$B$2)/$B$3)*$B$4" table:style-name="ce2">
            <text:p>24,43</text:p>
          </table:table-cell>
          <table:table-cell table:style-name="ce1"/>
          <table:table-cell office:value-type="float" office:value="0.96899999999999997" table:style-name="ce4">
            <text:p>0,9690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3" table:style-name="ce5">
            <text:p>3,0</text:p>
          </table:table-cell>
          <table:table-cell office:value-type="float" office:value="36.638983878847093" table:formula="msoxl:=((C63/$B$2)/$B$3)*$B$4" table:style-name="ce2">
            <text:p>36,64</text:p>
          </table:table-cell>
          <table:table-cell table:style-name="ce1"/>
          <table:table-cell office:value-type="float" office:value="0.96809999999999996" table:style-name="ce4">
            <text:p>0,9681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3.8" table:style-name="ce5">
            <text:p>3,8</text:p>
          </table:table-cell>
          <table:table-cell office:value-type="float" office:value="46.409379579872983" table:formula="msoxl:=((C64/$B$2)/$B$3)*$B$4" table:style-name="ce2">
            <text:p>46,41</text:p>
          </table:table-cell>
          <table:table-cell table:style-name="ce1"/>
          <table:table-cell office:value-type="float" office:value="0.96750000000000003" table:style-name="ce4">
            <text:p>0,9675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5" table:style-name="ce5">
            <text:p>5,0</text:p>
          </table:table-cell>
          <table:table-cell office:value-type="float" office:value="61.064973131411818" table:formula="msoxl:=((C65/$B$2)/$B$3)*$B$4" table:style-name="ce2">
            <text:p>61,06</text:p>
          </table:table-cell>
          <table:table-cell table:style-name="ce1"/>
          <table:table-cell office:value-type="float" office:value="0.96699999999999997" table:style-name="ce4">
            <text:p>0,9670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abelle 2.6: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U_diff in mV</text:p>
          </table:table-cell>
          <table:table-cell office:value-type="string" table:style-name="ce2">
            <text:p>Kraft in N:</text:p>
          </table:table-cell>
          <table:table-cell table:style-name="ce1"/>
          <table:table-cell office:value-type="string" table:style-name="ce2">
            <text:p>C_Piezo in nF</text:p>
          </table:table-cell>
          <table:table-cell office:value-type="string" table:style-name="ce1">
            <text:p>R_Parallel in kOhm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0.7" table:style-name="ce5">
            <text:p>0,7</text:p>
          </table:table-cell>
          <table:table-cell office:value-type="float" office:value="8.5490962383976523" table:formula="msoxl:=((C70/$B$2)/$B$3)*$B$4" table:style-name="ce2">
            <text:p>8,55</text:p>
          </table:table-cell>
          <table:table-cell table:style-name="ce1"/>
          <table:table-cell office:value-type="float" office:value="253.25" table:style-name="ce2">
            <text:p>253,25</text:p>
          </table:table-cell>
          <table:table-cell office:value-type="float" office:value="2.39" table:style-name="ce2">
            <text:p>2,39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1.2" table:style-name="ce5">
            <text:p>1,2</text:p>
          </table:table-cell>
          <table:table-cell office:value-type="float" office:value="14.655593551538836" table:formula="msoxl:=((C71/$B$2)/$B$3)*$B$4" table:style-name="ce2">
            <text:p>14,66</text:p>
          </table:table-cell>
          <table:table-cell table:style-name="ce1"/>
          <table:table-cell office:value-type="float" office:value="270" table:style-name="ce2">
            <text:p>270,00</text:p>
          </table:table-cell>
          <table:table-cell office:value-type="float" office:value="8.01" table:style-name="ce2">
            <text:p>8,01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1.9" table:style-name="ce5">
            <text:p>1,9</text:p>
          </table:table-cell>
          <table:table-cell office:value-type="float" office:value="23.204689789936491" table:formula="msoxl:=((C72/$B$2)/$B$3)*$B$4" table:style-name="ce2">
            <text:p>23,20</text:p>
          </table:table-cell>
          <table:table-cell table:style-name="ce1"/>
          <table:table-cell office:value-type="float" office:value="271.39" table:style-name="ce2">
            <text:p>271,39</text:p>
          </table:table-cell>
          <table:table-cell office:value-type="float" office:value="15.48" table:style-name="ce2">
            <text:p>15,4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2.9" table:style-name="ce5">
            <text:p>2,9</text:p>
          </table:table-cell>
          <table:table-cell office:value-type="float" office:value="35.417684416218847" table:formula="msoxl:=((C73/$B$2)/$B$3)*$B$4" table:style-name="ce2">
            <text:p>35,42</text:p>
          </table:table-cell>
          <table:table-cell table:style-name="ce1"/>
          <table:table-cell office:value-type="float" office:value="271.83" table:style-name="ce2">
            <text:p>271,83</text:p>
          </table:table-cell>
          <table:table-cell office:value-type="float" office:value="16.98" table:style-name="ce2">
            <text:p>16,9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3.6" table:style-name="ce5">
            <text:p>3,6</text:p>
          </table:table-cell>
          <table:table-cell office:value-type="float" office:value="43.966780654616507" table:formula="msoxl:=((C74/$B$2)/$B$3)*$B$4" table:style-name="ce2">
            <text:p>43,97</text:p>
          </table:table-cell>
          <table:table-cell table:style-name="ce1"/>
          <table:table-cell office:value-type="float" office:value="271.98" table:style-name="ce2">
            <text:p>271,98</text:p>
          </table:table-cell>
          <table:table-cell office:value-type="float" office:value="17.399999999999999" table:style-name="ce2">
            <text:p>17,4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4.5" table:style-name="ce5">
            <text:p>4,5</text:p>
          </table:table-cell>
          <table:table-cell office:value-type="float" office:value="54.958475818270635" table:formula="msoxl:=((C75/$B$2)/$B$3)*$B$4" table:style-name="ce2">
            <text:p>54,96</text:p>
          </table:table-cell>
          <table:table-cell table:style-name="ce1"/>
          <table:table-cell office:value-type="float" office:value="272.22000000000003" table:style-name="ce2">
            <text:p>272,22</text:p>
          </table:table-cell>
          <table:table-cell office:value-type="float" office:value="17.420000000000002" table:style-name="ce2">
            <text:p>17,4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6.1" table:style-name="ce5">
            <text:p>6,1</text:p>
          </table:table-cell>
          <table:table-cell office:value-type="float" office:value="74.499267220322423" table:formula="msoxl:=((C76/$B$2)/$B$3)*$B$4" table:style-name="ce2">
            <text:p>74,50</text:p>
          </table:table-cell>
          <table:table-cell table:style-name="ce1"/>
          <table:table-cell office:value-type="float" office:value="272.47000000000003" table:style-name="ce2">
            <text:p>272,47</text:p>
          </table:table-cell>
          <table:table-cell office:value-type="float" office:value="15.8" table:style-name="ce2">
            <text:p>15,8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7" table:style-name="ce5">
            <text:p>7,0</text:p>
          </table:table-cell>
          <table:table-cell office:value-type="float" office:value="85.490962383976537" table:formula="msoxl:=((C77/$B$2)/$B$3)*$B$4" table:style-name="ce2">
            <text:p>85,49</text:p>
          </table:table-cell>
          <table:table-cell table:style-name="ce1"/>
          <table:table-cell office:value-type="float" office:value="272.7" table:style-name="ce2">
            <text:p>272,70</text:p>
          </table:table-cell>
          <table:table-cell office:value-type="float" office:value="17.72" table:style-name="ce2">
            <text:p>17,7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8" table:style-name="ce5">
            <text:p>8,0</text:p>
          </table:table-cell>
          <table:table-cell office:value-type="float" office:value="97.703957010258918" table:formula="msoxl:=((C78/$B$2)/$B$3)*$B$4" table:style-name="ce2">
            <text:p>97,70</text:p>
          </table:table-cell>
          <table:table-cell table:style-name="ce1"/>
          <table:table-cell office:value-type="float" office:value="272.83" table:style-name="ce2">
            <text:p>272,83</text:p>
          </table:table-cell>
          <table:table-cell office:value-type="float" office:value="18.28" table:style-name="ce2">
            <text:p>18,2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9.4" table:style-name="ce5">
            <text:p>9,4</text:p>
          </table:table-cell>
          <table:table-cell office:value-type="float" office:value="114.80214948705422" table:formula="msoxl:=((C79/$B$2)/$B$3)*$B$4" table:style-name="ce2">
            <text:p>114,80</text:p>
          </table:table-cell>
          <table:table-cell table:style-name="ce1"/>
          <table:table-cell office:value-type="float" office:value="273.16000000000003" table:style-name="ce2">
            <text:p>273,16</text:p>
          </table:table-cell>
          <table:table-cell office:value-type="float" office:value="18.3" table:style-name="ce2">
            <text:p>18,3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10.9" table:style-name="ce5">
            <text:p>10,9</text:p>
          </table:table-cell>
          <table:table-cell office:value-type="float" office:value="133.12164142647779" table:formula="msoxl:=((C80/$B$2)/$B$3)*$B$4" table:style-name="ce2">
            <text:p>133,12</text:p>
          </table:table-cell>
          <table:table-cell table:style-name="ce1"/>
          <table:table-cell office:value-type="float" office:value="273.62" table:style-name="ce2">
            <text:p>273,62</text:p>
          </table:table-cell>
          <table:table-cell office:value-type="float" office:value="17.21" table:style-name="ce2">
            <text:p>17,21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abelle 2.7, Messung 1: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U_diff in mV</text:p>
          </table:table-cell>
          <table:table-cell office:value-type="string" table:style-name="ce2">
            <text:p>Kraft in N:</text:p>
          </table:table-cell>
          <table:table-cell table:style-name="ce1"/>
          <table:table-cell office:value-type="string" table:style-name="ce2">
            <text:p>C_Piezo in nF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0.15" table:style-name="ce2">
            <text:p>0,15</text:p>
          </table:table-cell>
          <table:table-cell office:value-type="float" office:value="1.8319491939423544" table:formula="msoxl:=((C85/$B$2)/$B$3)*$B$4" table:style-name="ce2">
            <text:p>1,83</text:p>
          </table:table-cell>
          <table:table-cell table:style-name="ce1"/>
          <table:table-cell office:value-type="float" office:value="266.66000000000003" table:style-name="ce2">
            <text:p>266,66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1.1499999999999999" table:style-name="ce2">
            <text:p>1,15</text:p>
          </table:table-cell>
          <table:table-cell office:value-type="float" office:value="14.044943820224717" table:formula="msoxl:=((C86/$B$2)/$B$3)*$B$4" table:style-name="ce2">
            <text:p>14,04</text:p>
          </table:table-cell>
          <table:table-cell table:style-name="ce1"/>
          <table:table-cell office:value-type="float" office:value="267.14" table:style-name="ce2">
            <text:p>267,14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2.5499999999999998" table:style-name="ce2">
            <text:p>2,55</text:p>
          </table:table-cell>
          <table:table-cell office:value-type="float" office:value="31.143136297020028" table:formula="msoxl:=((C87/$B$2)/$B$3)*$B$4" table:style-name="ce2">
            <text:p>31,14</text:p>
          </table:table-cell>
          <table:table-cell table:style-name="ce1"/>
          <table:table-cell office:value-type="float" office:value="267.72000000000003" table:style-name="ce2">
            <text:p>267,7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3.24" table:style-name="ce2">
            <text:p>3,24</text:p>
          </table:table-cell>
          <table:table-cell office:value-type="float" office:value="39.570102589154857" table:formula="msoxl:=((C88/$B$2)/$B$3)*$B$4" table:style-name="ce2">
            <text:p>39,57</text:p>
          </table:table-cell>
          <table:table-cell table:style-name="ce1"/>
          <table:table-cell office:value-type="float" office:value="267.93" table:style-name="ce2">
            <text:p>267,93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4.3899999999999997" table:style-name="ce2">
            <text:p>4,39</text:p>
          </table:table-cell>
          <table:table-cell office:value-type="float" office:value="53.615046409379573" table:formula="msoxl:=((C89/$B$2)/$B$3)*$B$4" table:style-name="ce2">
            <text:p>53,62</text:p>
          </table:table-cell>
          <table:table-cell table:style-name="ce1"/>
          <table:table-cell office:value-type="float" office:value="268.60000000000002" table:style-name="ce2">
            <text:p>268,60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5.0999999999999996" table:style-name="ce2">
            <text:p>5,10</text:p>
          </table:table-cell>
          <table:table-cell office:value-type="float" office:value="62.286272594040057" table:formula="msoxl:=((C90/$B$2)/$B$3)*$B$4" table:style-name="ce2">
            <text:p>62,29</text:p>
          </table:table-cell>
          <table:table-cell table:style-name="ce1"/>
          <table:table-cell office:value-type="float" office:value="268.88" table:style-name="ce2">
            <text:p>268,88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6.14" table:style-name="ce2">
            <text:p>6,14</text:p>
          </table:table-cell>
          <table:table-cell office:value-type="float" office:value="74.987787005373718" table:formula="msoxl:=((C91/$B$2)/$B$3)*$B$4" table:style-name="ce2">
            <text:p>74,99</text:p>
          </table:table-cell>
          <table:table-cell table:style-name="ce1"/>
          <table:table-cell office:value-type="float" office:value="269.32" table:style-name="ce2">
            <text:p>269,3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7.55" table:style-name="ce2">
            <text:p>7,55</text:p>
          </table:table-cell>
          <table:table-cell office:value-type="float" office:value="92.20810942843184" table:formula="msoxl:=((C92/$B$2)/$B$3)*$B$4" table:style-name="ce2">
            <text:p>92,21</text:p>
          </table:table-cell>
          <table:table-cell table:style-name="ce1"/>
          <table:table-cell office:value-type="float" office:value="268.95" table:style-name="ce2">
            <text:p>268,95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8.24" table:style-name="ce2">
            <text:p>8,24</text:p>
          </table:table-cell>
          <table:table-cell office:value-type="float" office:value="100.63507572056668" table:formula="msoxl:=((C93/$B$2)/$B$3)*$B$4" table:style-name="ce2">
            <text:p>100,64</text:p>
          </table:table-cell>
          <table:table-cell table:style-name="ce1"/>
          <table:table-cell office:value-type="float" office:value="270.16000000000003" table:style-name="ce2">
            <text:p>270,16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9.82" table:style-name="ce2">
            <text:p>9,82</text:p>
          </table:table-cell>
          <table:table-cell office:value-type="float" office:value="119.93160723009281" table:formula="msoxl:=((C94/$B$2)/$B$3)*$B$4" table:style-name="ce2">
            <text:p>119,93</text:p>
          </table:table-cell>
          <table:table-cell table:style-name="ce1"/>
          <table:table-cell office:value-type="float" office:value="270.70999999999998" table:style-name="ce2">
            <text:p>270,71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10.45" table:style-name="ce2">
            <text:p>10,45</text:p>
          </table:table-cell>
          <table:table-cell office:value-type="float" office:value="127.6257938446507" table:formula="msoxl:=((C95/$B$2)/$B$3)*$B$4" table:style-name="ce2">
            <text:p>127,63</text:p>
          </table:table-cell>
          <table:table-cell table:style-name="ce1"/>
          <table:table-cell office:value-type="float" office:value="270.76" table:style-name="ce2">
            <text:p>270,76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abelle 2.7, Messung 2: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U_diff in mV</text:p>
          </table:table-cell>
          <table:table-cell office:value-type="string" table:style-name="ce2">
            <text:p>Kraft in N:</text:p>
          </table:table-cell>
          <table:table-cell table:style-name="ce1"/>
          <table:table-cell office:value-type="string" table:style-name="ce2">
            <text:p>C_Piezo in nF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0.49" table:style-name="ce2">
            <text:p>0,49</text:p>
          </table:table-cell>
          <table:table-cell office:value-type="float" office:value="5.9843673668783586" table:formula="msoxl:=((C100/$B$2)/$B$3)*$B$4" table:style-name="ce2">
            <text:p>5,98</text:p>
          </table:table-cell>
          <table:table-cell table:style-name="ce1"/>
          <table:table-cell office:value-type="float" office:value="269.02" table:style-name="ce2">
            <text:p>269,0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1.55" table:style-name="ce2">
            <text:p>1,55</text:p>
          </table:table-cell>
          <table:table-cell office:value-type="float" office:value="18.930141670737665" table:formula="msoxl:=((C101/$B$2)/$B$3)*$B$4" table:style-name="ce2">
            <text:p>18,93</text:p>
          </table:table-cell>
          <table:table-cell table:style-name="ce1"/>
          <table:table-cell office:value-type="float" office:value="268.98" table:style-name="ce2">
            <text:p>268,98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2.82" table:style-name="ce2">
            <text:p>2,82</text:p>
          </table:table-cell>
          <table:table-cell office:value-type="float" office:value="34.440644846116257" table:formula="msoxl:=((C102/$B$2)/$B$3)*$B$4" table:style-name="ce2">
            <text:p>34,44</text:p>
          </table:table-cell>
          <table:table-cell table:style-name="ce1"/>
          <table:table-cell office:value-type="float" office:value="269.26" table:style-name="ce2">
            <text:p>269,26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3.63" table:style-name="ce2">
            <text:p>3,63</text:p>
          </table:table-cell>
          <table:table-cell office:value-type="float" office:value="44.333170493404978" table:formula="msoxl:=((C103/$B$2)/$B$3)*$B$4" table:style-name="ce2">
            <text:p>44,33</text:p>
          </table:table-cell>
          <table:table-cell table:style-name="ce1"/>
          <table:table-cell office:value-type="float" office:value="269.36" table:style-name="ce2">
            <text:p>269,36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4.5999999999999996" table:style-name="ce2">
            <text:p>4,60</text:p>
          </table:table-cell>
          <table:table-cell office:value-type="float" office:value="56.179775280898866" table:formula="msoxl:=((C104/$B$2)/$B$3)*$B$4" table:style-name="ce2">
            <text:p>56,18</text:p>
          </table:table-cell>
          <table:table-cell table:style-name="ce1"/>
          <table:table-cell office:value-type="float" office:value="269.55" table:style-name="ce2">
            <text:p>269,55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5.57" table:style-name="ce2">
            <text:p>5,57</text:p>
          </table:table-cell>
          <table:table-cell office:value-type="float" office:value="68.026380068392768" table:formula="msoxl:=((C105/$B$2)/$B$3)*$B$4" table:style-name="ce2">
            <text:p>68,03</text:p>
          </table:table-cell>
          <table:table-cell table:style-name="ce1"/>
          <table:table-cell office:value-type="float" office:value="269.77999999999997" table:style-name="ce2">
            <text:p>269,78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6.39" table:style-name="ce2">
            <text:p>6,39</text:p>
          </table:table-cell>
          <table:table-cell office:value-type="float" office:value="78.041035661944306" table:formula="msoxl:=((C106/$B$2)/$B$3)*$B$4" table:style-name="ce2">
            <text:p>78,04</text:p>
          </table:table-cell>
          <table:table-cell table:style-name="ce1"/>
          <table:table-cell office:value-type="float" office:value="269.89999999999998" table:style-name="ce2">
            <text:p>269,90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7.74" table:style-name="ce2">
            <text:p>7,74</text:p>
          </table:table-cell>
          <table:table-cell office:value-type="float" office:value="94.528578407425499" table:formula="msoxl:=((C107/$B$2)/$B$3)*$B$4" table:style-name="ce2">
            <text:p>94,53</text:p>
          </table:table-cell>
          <table:table-cell table:style-name="ce1"/>
          <table:table-cell office:value-type="float" office:value="270.25" table:style-name="ce2">
            <text:p>270,25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8.4" table:style-name="ce2">
            <text:p>8,40</text:p>
          </table:table-cell>
          <table:table-cell office:value-type="float" office:value="102.58915486077186" table:formula="msoxl:=((C108/$B$2)/$B$3)*$B$4" table:style-name="ce2">
            <text:p>102,59</text:p>
          </table:table-cell>
          <table:table-cell table:style-name="ce1"/>
          <table:table-cell office:value-type="float" office:value="270.39999999999998" table:style-name="ce2">
            <text:p>270,40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9.52" table:style-name="ce2">
            <text:p>9,52</text:p>
          </table:table-cell>
          <table:table-cell office:value-type="float" office:value="116.26770884220809" table:formula="msoxl:=((C109/$B$2)/$B$3)*$B$4" table:style-name="ce2">
            <text:p>116,27</text:p>
          </table:table-cell>
          <table:table-cell table:style-name="ce1"/>
          <table:table-cell office:value-type="float" office:value="270.7" table:style-name="ce2">
            <text:p>270,70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10.49" table:style-name="ce2">
            <text:p>10,49</text:p>
          </table:table-cell>
          <table:table-cell office:value-type="float" office:value="128.114313629702" table:formula="msoxl:=((C110/$B$2)/$B$3)*$B$4" table:style-name="ce2">
            <text:p>128,11</text:p>
          </table:table-cell>
          <table:table-cell table:style-name="ce1"/>
          <table:table-cell office:value-type="float" office:value="270.83999999999997" table:style-name="ce2">
            <text:p>270,84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belle 2.8, Messung 1: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U_diff in mV</text:p>
          </table:table-cell>
          <table:table-cell office:value-type="string" table:style-name="ce2">
            <text:p>Kraft in N:</text:p>
          </table:table-cell>
          <table:table-cell table:style-name="ce1"/>
          <table:table-cell table:style-name="ce2"/>
          <table:table-cell office:value-type="string" table:style-name="ce1">
            <text:p>R_Parallel in kOhm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0.15" table:style-name="ce1">
            <text:p>0,15</text:p>
          </table:table-cell>
          <table:table-cell office:value-type="float" office:value="1.8319491939423544" table:formula="msoxl:=((C115/$B$2)/$B$3)*$B$4" table:style-name="ce2">
            <text:p>1,83</text:p>
          </table:table-cell>
          <table:table-cell table:number-columns-repeated="2" table:style-name="ce1"/>
          <table:table-cell office:value-type="float" office:value="16.53" table:style-name="ce1">
            <text:p>16,53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1.1499999999999999" table:style-name="ce1">
            <text:p>1,15</text:p>
          </table:table-cell>
          <table:table-cell office:value-type="float" office:value="14.044943820224717" table:formula="msoxl:=((C116/$B$2)/$B$3)*$B$4" table:style-name="ce2">
            <text:p>14,04</text:p>
          </table:table-cell>
          <table:table-cell table:number-columns-repeated="2" table:style-name="ce1"/>
          <table:table-cell office:value-type="float" office:value="19.239999999999998" table:style-name="ce1">
            <text:p>19,24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2.5499999999999998" table:style-name="ce1">
            <text:p>2,55</text:p>
          </table:table-cell>
          <table:table-cell office:value-type="float" office:value="31.143136297020028" table:formula="msoxl:=((C117/$B$2)/$B$3)*$B$4" table:style-name="ce2">
            <text:p>31,14</text:p>
          </table:table-cell>
          <table:table-cell table:number-columns-repeated="2" table:style-name="ce1"/>
          <table:table-cell office:value-type="float" office:value="19.25" table:style-name="ce1">
            <text:p>19,25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3.24" table:style-name="ce1">
            <text:p>3,24</text:p>
          </table:table-cell>
          <table:table-cell office:value-type="float" office:value="39.570102589154857" table:formula="msoxl:=((C118/$B$2)/$B$3)*$B$4" table:style-name="ce2">
            <text:p>39,57</text:p>
          </table:table-cell>
          <table:table-cell table:number-columns-repeated="2" table:style-name="ce1"/>
          <table:table-cell office:value-type="float" office:value="19.579999999999998" table:style-name="ce1">
            <text:p>19,5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4.3899999999999997" table:style-name="ce1">
            <text:p>4,39</text:p>
          </table:table-cell>
          <table:table-cell office:value-type="float" office:value="53.615046409379573" table:formula="msoxl:=((C119/$B$2)/$B$3)*$B$4" table:style-name="ce2">
            <text:p>53,62</text:p>
          </table:table-cell>
          <table:table-cell table:number-columns-repeated="2" table:style-name="ce1"/>
          <table:table-cell office:value-type="float" office:value="19.190000000000001" table:style-name="ce1">
            <text:p>19,19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5.0999999999999996" table:style-name="ce1">
            <text:p>5,1</text:p>
          </table:table-cell>
          <table:table-cell office:value-type="float" office:value="62.286272594040057" table:formula="msoxl:=((C120/$B$2)/$B$3)*$B$4" table:style-name="ce2">
            <text:p>62,29</text:p>
          </table:table-cell>
          <table:table-cell table:number-columns-repeated="2" table:style-name="ce1"/>
          <table:table-cell office:value-type="float" office:value="19.149999999999999" table:style-name="ce1">
            <text:p>19,15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6.14" table:style-name="ce1">
            <text:p>6,14</text:p>
          </table:table-cell>
          <table:table-cell office:value-type="float" office:value="74.987787005373718" table:formula="msoxl:=((C121/$B$2)/$B$3)*$B$4" table:style-name="ce2">
            <text:p>74,99</text:p>
          </table:table-cell>
          <table:table-cell table:number-columns-repeated="2" table:style-name="ce1"/>
          <table:table-cell office:value-type="float" office:value="18.93" table:style-name="ce1">
            <text:p>18,93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7.55" table:style-name="ce1">
            <text:p>7,55</text:p>
          </table:table-cell>
          <table:table-cell office:value-type="float" office:value="92.20810942843184" table:formula="msoxl:=((C122/$B$2)/$B$3)*$B$4" table:style-name="ce2">
            <text:p>92,21</text:p>
          </table:table-cell>
          <table:table-cell table:number-columns-repeated="2" table:style-name="ce1"/>
          <table:table-cell office:value-type="float" office:value="18.62" table:style-name="ce1">
            <text:p>18,6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8.24" table:style-name="ce1">
            <text:p>8,24</text:p>
          </table:table-cell>
          <table:table-cell office:value-type="float" office:value="100.63507572056668" table:formula="msoxl:=((C123/$B$2)/$B$3)*$B$4" table:style-name="ce2">
            <text:p>100,64</text:p>
          </table:table-cell>
          <table:table-cell table:number-columns-repeated="2" table:style-name="ce1"/>
          <table:table-cell office:value-type="float" office:value="18.579999999999998" table:style-name="ce1">
            <text:p>18,5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9.82" table:style-name="ce1">
            <text:p>9,82</text:p>
          </table:table-cell>
          <table:table-cell office:value-type="float" office:value="119.93160723009281" table:formula="msoxl:=((C124/$B$2)/$B$3)*$B$4" table:style-name="ce2">
            <text:p>119,93</text:p>
          </table:table-cell>
          <table:table-cell table:number-columns-repeated="2" table:style-name="ce1"/>
          <table:table-cell office:value-type="float" office:value="18.38" table:style-name="ce1">
            <text:p>18,3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10.45" table:style-name="ce1">
            <text:p>10,45</text:p>
          </table:table-cell>
          <table:table-cell office:value-type="float" office:value="127.6257938446507" table:formula="msoxl:=((C125/$B$2)/$B$3)*$B$4" table:style-name="ce2">
            <text:p>127,63</text:p>
          </table:table-cell>
          <table:table-cell table:number-columns-repeated="2" table:style-name="ce1"/>
          <table:table-cell office:value-type="float" office:value="18.510000000000002" table:style-name="ce1">
            <text:p>18,51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abelle 2.8, Messung 2: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U_diff in mV</text:p>
          </table:table-cell>
          <table:table-cell office:value-type="string" table:style-name="ce2">
            <text:p>Kraft in N:</text:p>
          </table:table-cell>
          <table:table-cell table:style-name="ce1"/>
          <table:table-cell table:style-name="ce2"/>
          <table:table-cell office:value-type="string" table:style-name="ce1">
            <text:p>R_Parallel in kOhm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0.49" table:style-name="ce1">
            <text:p>0,49</text:p>
          </table:table-cell>
          <table:table-cell office:value-type="float" office:value="5.9843673668783586" table:formula="msoxl:=((C130/$B$2)/$B$3)*$B$4" table:style-name="ce2">
            <text:p>5,98</text:p>
          </table:table-cell>
          <table:table-cell table:number-columns-repeated="2" table:style-name="ce1"/>
          <table:table-cell office:value-type="float" office:value="17.420000000000002" table:style-name="ce1">
            <text:p>17,4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1.55" table:style-name="ce1">
            <text:p>1,55</text:p>
          </table:table-cell>
          <table:table-cell office:value-type="float" office:value="18.930141670737665" table:formula="msoxl:=((C131/$B$2)/$B$3)*$B$4" table:style-name="ce2">
            <text:p>18,93</text:p>
          </table:table-cell>
          <table:table-cell table:number-columns-repeated="2" table:style-name="ce1"/>
          <table:table-cell office:value-type="float" office:value="18.38" table:style-name="ce1">
            <text:p>18,3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2.82" table:style-name="ce1">
            <text:p>2,82</text:p>
          </table:table-cell>
          <table:table-cell office:value-type="float" office:value="34.440644846116257" table:formula="msoxl:=((C132/$B$2)/$B$3)*$B$4" table:style-name="ce2">
            <text:p>34,44</text:p>
          </table:table-cell>
          <table:table-cell table:number-columns-repeated="2" table:style-name="ce1"/>
          <table:table-cell office:value-type="float" office:value="18.68" table:style-name="ce1">
            <text:p>18,6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3.63" table:style-name="ce1">
            <text:p>3,63</text:p>
          </table:table-cell>
          <table:table-cell office:value-type="float" office:value="44.333170493404978" table:formula="msoxl:=((C133/$B$2)/$B$3)*$B$4" table:style-name="ce2">
            <text:p>44,33</text:p>
          </table:table-cell>
          <table:table-cell table:number-columns-repeated="2" table:style-name="ce1"/>
          <table:table-cell office:value-type="float" office:value="18.63" table:style-name="ce1">
            <text:p>18,63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4.5999999999999996" table:style-name="ce1">
            <text:p>4,6</text:p>
          </table:table-cell>
          <table:table-cell office:value-type="float" office:value="56.179775280898866" table:formula="msoxl:=((C134/$B$2)/$B$3)*$B$4" table:style-name="ce2">
            <text:p>56,18</text:p>
          </table:table-cell>
          <table:table-cell table:number-columns-repeated="2" table:style-name="ce1"/>
          <table:table-cell office:value-type="float" office:value="18.72" table:style-name="ce1">
            <text:p>18,7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5.57" table:style-name="ce1">
            <text:p>5,57</text:p>
          </table:table-cell>
          <table:table-cell office:value-type="float" office:value="68.026380068392768" table:formula="msoxl:=((C135/$B$2)/$B$3)*$B$4" table:style-name="ce2">
            <text:p>68,03</text:p>
          </table:table-cell>
          <table:table-cell table:number-columns-repeated="2" table:style-name="ce1"/>
          <table:table-cell office:value-type="float" office:value="17.72" table:style-name="ce1">
            <text:p>17,7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6.39" table:style-name="ce1">
            <text:p>6,39</text:p>
          </table:table-cell>
          <table:table-cell office:value-type="float" office:value="78.041035661944306" table:formula="msoxl:=((C136/$B$2)/$B$3)*$B$4" table:style-name="ce2">
            <text:p>78,04</text:p>
          </table:table-cell>
          <table:table-cell table:number-columns-repeated="2" table:style-name="ce1"/>
          <table:table-cell office:value-type="float" office:value="18.7" table:style-name="ce1">
            <text:p>18,7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7.74" table:style-name="ce1">
            <text:p>7,74</text:p>
          </table:table-cell>
          <table:table-cell office:value-type="float" office:value="94.528578407425499" table:formula="msoxl:=((C137/$B$2)/$B$3)*$B$4" table:style-name="ce2">
            <text:p>94,53</text:p>
          </table:table-cell>
          <table:table-cell table:number-columns-repeated="2" table:style-name="ce1"/>
          <table:table-cell office:value-type="float" office:value="18.649999999999999" table:style-name="ce1">
            <text:p>18,65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8.4" table:style-name="ce1">
            <text:p>8,4</text:p>
          </table:table-cell>
          <table:table-cell office:value-type="float" office:value="102.58915486077186" table:formula="msoxl:=((C138/$B$2)/$B$3)*$B$4" table:style-name="ce2">
            <text:p>102,59</text:p>
          </table:table-cell>
          <table:table-cell table:number-columns-repeated="2" table:style-name="ce1"/>
          <table:table-cell office:value-type="float" office:value="17.63" table:style-name="ce1">
            <text:p>17,63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9.52" table:style-name="ce1">
            <text:p>9,52</text:p>
          </table:table-cell>
          <table:table-cell office:value-type="float" office:value="116.26770884220809" table:formula="msoxl:=((C139/$B$2)/$B$3)*$B$4" table:style-name="ce2">
            <text:p>116,27</text:p>
          </table:table-cell>
          <table:table-cell table:number-columns-repeated="2" table:style-name="ce1"/>
          <table:table-cell office:value-type="float" office:value="18.55" table:style-name="ce1">
            <text:p>18,55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10.49" table:style-name="ce1">
            <text:p>10,49</text:p>
          </table:table-cell>
          <table:table-cell office:value-type="float" office:value="128.114313629702" table:formula="msoxl:=((C140/$B$2)/$B$3)*$B$4" table:style-name="ce2">
            <text:p>128,11</text:p>
          </table:table-cell>
          <table:table-cell table:number-columns-repeated="2" table:style-name="ce1"/>
          <table:table-cell office:value-type="float" office:value="18.600000000000001" table:style-name="ce1">
            <text:p>18,6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abelle 2.9, Messung 1: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U_diff in mV</text:p>
          </table:table-cell>
          <table:table-cell office:value-type="string" table:style-name="ce2">
            <text:p>Kraft in N:</text:p>
          </table:table-cell>
          <table:table-cell table:style-name="ce1"/>
          <table:table-cell office:value-type="string" table:style-name="ce2">
            <text:p>C_Piezo in nF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float" office:value="0.55000000000000004" table:style-name="ce2">
            <text:p>0,55</text:p>
          </table:table-cell>
          <table:table-cell office:value-type="float" office:value="6.7171470444553014" table:formula="msoxl:=((C145/$B$2)/$B$3)*$B$4" table:style-name="ce2">
            <text:p>6,72</text:p>
          </table:table-cell>
          <table:table-cell table:style-name="ce2"/>
          <table:table-cell office:value-type="float" office:value="268.8" table:style-name="ce2">
            <text:p>268,80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1.17" table:style-name="ce2">
            <text:p>1,17</text:p>
          </table:table-cell>
          <table:table-cell office:value-type="float" office:value="14.289203712750364" table:formula="msoxl:=((C146/$B$2)/$B$3)*$B$4" table:style-name="ce2">
            <text:p>14,29</text:p>
          </table:table-cell>
          <table:table-cell table:style-name="ce2"/>
          <table:table-cell office:value-type="float" office:value="268.55" table:style-name="ce2">
            <text:p>268,55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2.2599999999999998" table:style-name="ce2">
            <text:p>2,26</text:p>
          </table:table-cell>
          <table:table-cell office:value-type="float" office:value="27.601367855398138" table:formula="msoxl:=((C147/$B$2)/$B$3)*$B$4" table:style-name="ce2">
            <text:p>27,60</text:p>
          </table:table-cell>
          <table:table-cell table:style-name="ce2"/>
          <table:table-cell office:value-type="float" office:value="268.73" table:style-name="ce2">
            <text:p>268,73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3.27" table:style-name="ce2">
            <text:p>3,27</text:p>
          </table:table-cell>
          <table:table-cell office:value-type="float" office:value="39.936492427943328" table:formula="msoxl:=((C148/$B$2)/$B$3)*$B$4" table:style-name="ce2">
            <text:p>39,94</text:p>
          </table:table-cell>
          <table:table-cell table:style-name="ce2"/>
          <table:table-cell office:value-type="float" office:value="268.94" table:style-name="ce2">
            <text:p>268,94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4.2699999999999996" table:style-name="ce2">
            <text:p>4,27</text:p>
          </table:table-cell>
          <table:table-cell office:value-type="float" office:value="52.149487054225688" table:formula="msoxl:=((C149/$B$2)/$B$3)*$B$4" table:style-name="ce2">
            <text:p>52,15</text:p>
          </table:table-cell>
          <table:table-cell table:style-name="ce2"/>
          <table:table-cell office:value-type="float" office:value="269.13" table:style-name="ce2">
            <text:p>269,13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4.93" table:style-name="ce2">
            <text:p>4,93</text:p>
          </table:table-cell>
          <table:table-cell office:value-type="float" office:value="60.210063507572045" table:formula="msoxl:=((C150/$B$2)/$B$3)*$B$4" table:style-name="ce2">
            <text:p>60,21</text:p>
          </table:table-cell>
          <table:table-cell table:style-name="ce2"/>
          <table:table-cell office:value-type="float" office:value="269.14" table:style-name="ce2">
            <text:p>269,14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6.1" table:style-name="ce2">
            <text:p>6,10</text:p>
          </table:table-cell>
          <table:table-cell office:value-type="float" office:value="74.499267220322423" table:formula="msoxl:=((C151/$B$2)/$B$3)*$B$4" table:style-name="ce2">
            <text:p>74,50</text:p>
          </table:table-cell>
          <table:table-cell table:style-name="ce2"/>
          <table:table-cell office:value-type="float" office:value="269.37" table:style-name="ce2">
            <text:p>269,37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6.95" table:style-name="ce2">
            <text:p>6,95</text:p>
          </table:table-cell>
          <table:table-cell office:value-type="float" office:value="84.88031265266244" table:formula="msoxl:=((C152/$B$2)/$B$3)*$B$4" table:style-name="ce2">
            <text:p>84,88</text:p>
          </table:table-cell>
          <table:table-cell table:style-name="ce2"/>
          <table:table-cell office:value-type="float" office:value="269.5" table:style-name="ce2">
            <text:p>269,50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8.2100000000000009" table:style-name="ce2">
            <text:p>8,21</text:p>
          </table:table-cell>
          <table:table-cell office:value-type="float" office:value="100.26868588177821" table:formula="msoxl:=((C153/$B$2)/$B$3)*$B$4" table:style-name="ce2">
            <text:p>100,27</text:p>
          </table:table-cell>
          <table:table-cell table:style-name="ce2"/>
          <table:table-cell office:value-type="float" office:value="269.7" table:style-name="ce2">
            <text:p>269,70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9.24" table:style-name="ce2">
            <text:p>9,24</text:p>
          </table:table-cell>
          <table:table-cell office:value-type="float" office:value="112.84807034684904" table:formula="msoxl:=((C154/$B$2)/$B$3)*$B$4" table:style-name="ce2">
            <text:p>112,85</text:p>
          </table:table-cell>
          <table:table-cell table:style-name="ce2"/>
          <table:table-cell office:value-type="float" office:value="269.60000000000002" table:style-name="ce2">
            <text:p>269,60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10.3" table:style-name="ce2">
            <text:p>10,30</text:p>
          </table:table-cell>
          <table:table-cell office:value-type="float" office:value="125.79384465070834" table:formula="msoxl:=((C155/$B$2)/$B$3)*$B$4" table:style-name="ce2">
            <text:p>125,79</text:p>
          </table:table-cell>
          <table:table-cell table:style-name="ce2"/>
          <table:table-cell office:value-type="float" office:value="269.83" table:style-name="ce2">
            <text:p>269,83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abelle 2.9, Messung 2: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U_diff in mV</text:p>
          </table:table-cell>
          <table:table-cell office:value-type="string" table:style-name="ce2">
            <text:p>Kraft in N:</text:p>
          </table:table-cell>
          <table:table-cell table:style-name="ce1"/>
          <table:table-cell office:value-type="string" table:style-name="ce2">
            <text:p>C_Piezo in nF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1.1599999999999999" table:style-name="ce2">
            <text:p>1,16</text:p>
          </table:table-cell>
          <table:table-cell office:value-type="float" office:value="14.16707376648754" table:formula="msoxl:=((C160/$B$2)/$B$3)*$B$4" table:style-name="ce2">
            <text:p>14,17</text:p>
          </table:table-cell>
          <table:table-cell table:style-name="ce1"/>
          <table:table-cell office:value-type="float" office:value="268.89999999999998" table:style-name="ce2">
            <text:p>268,90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2.33" table:style-name="ce2">
            <text:p>2,33</text:p>
          </table:table-cell>
          <table:table-cell office:value-type="float" office:value="28.456277479237908" table:formula="msoxl:=((C161/$B$2)/$B$3)*$B$4" table:style-name="ce2">
            <text:p>28,46</text:p>
          </table:table-cell>
          <table:table-cell table:style-name="ce1"/>
          <table:table-cell office:value-type="float" office:value="269.23" table:style-name="ce2">
            <text:p>269,23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float" office:value="3.34" table:style-name="ce2">
            <text:p>3,34</text:p>
          </table:table-cell>
          <table:table-cell office:value-type="float" office:value="40.791402051783088" table:formula="msoxl:=((C162/$B$2)/$B$3)*$B$4" table:style-name="ce2">
            <text:p>40,79</text:p>
          </table:table-cell>
          <table:table-cell table:style-name="ce1"/>
          <table:table-cell office:value-type="float" office:value="269.35000000000002" table:style-name="ce2">
            <text:p>269,35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float" office:value="4.33" table:style-name="ce2">
            <text:p>4,33</text:p>
          </table:table-cell>
          <table:table-cell office:value-type="float" office:value="52.882266731802638" table:formula="msoxl:=((C163/$B$2)/$B$3)*$B$4" table:style-name="ce2">
            <text:p>52,88</text:p>
          </table:table-cell>
          <table:table-cell table:style-name="ce1"/>
          <table:table-cell office:value-type="float" office:value="269.43" table:style-name="ce2">
            <text:p>269,43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float" office:value="4.99" table:style-name="ce2">
            <text:p>4,99</text:p>
          </table:table-cell>
          <table:table-cell office:value-type="float" office:value="60.942843185148995" table:formula="msoxl:=((C164/$B$2)/$B$3)*$B$4" table:style-name="ce2">
            <text:p>60,94</text:p>
          </table:table-cell>
          <table:table-cell table:style-name="ce1"/>
          <table:table-cell office:value-type="float" office:value="269.51" table:style-name="ce2">
            <text:p>269,51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float" office:value="6.2" table:style-name="ce2">
            <text:p>6,20</text:p>
          </table:table-cell>
          <table:table-cell office:value-type="float" office:value="75.720566682950661" table:formula="msoxl:=((C165/$B$2)/$B$3)*$B$4" table:style-name="ce2">
            <text:p>75,72</text:p>
          </table:table-cell>
          <table:table-cell table:style-name="ce1"/>
          <table:table-cell office:value-type="float" office:value="269.85000000000002" table:style-name="ce2">
            <text:p>269,85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float" office:value="7.03" table:style-name="ce2">
            <text:p>7,03</text:p>
          </table:table-cell>
          <table:table-cell office:value-type="float" office:value="85.85735222276503" table:formula="msoxl:=((C166/$B$2)/$B$3)*$B$4" table:style-name="ce2">
            <text:p>85,86</text:p>
          </table:table-cell>
          <table:table-cell table:style-name="ce1"/>
          <table:table-cell office:value-type="float" office:value="269.89999999999998" table:style-name="ce2">
            <text:p>269,9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float" office:value="8.32" table:style-name="ce2">
            <text:p>8,32</text:p>
          </table:table-cell>
          <table:table-cell office:value-type="float" office:value="101.61211529066927" table:formula="msoxl:=((C167/$B$2)/$B$3)*$B$4" table:style-name="ce2">
            <text:p>101,61</text:p>
          </table:table-cell>
          <table:table-cell table:style-name="ce1"/>
          <table:table-cell office:value-type="float" office:value="270.3" table:style-name="ce2">
            <text:p>270,3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float" office:value="9.31" table:style-name="ce2">
            <text:p>9,31</text:p>
          </table:table-cell>
          <table:table-cell office:value-type="float" office:value="113.70297997068882" table:formula="msoxl:=((C168/$B$2)/$B$3)*$B$4" table:style-name="ce2">
            <text:p>113,70</text:p>
          </table:table-cell>
          <table:table-cell table:style-name="ce1"/>
          <table:table-cell office:value-type="float" office:value="269.99" table:style-name="ce2">
            <text:p>269,99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float" office:value="10.41" table:style-name="ce2">
            <text:p>10,41</text:p>
          </table:table-cell>
          <table:table-cell office:value-type="float" office:value="127.13727405959941" table:formula="msoxl:=((C169/$B$2)/$B$3)*$B$4" table:style-name="ce2">
            <text:p>127,14</text:p>
          </table:table-cell>
          <table:table-cell table:style-name="ce1"/>
          <table:table-cell office:value-type="float" office:value="270.33" table:style-name="ce2">
            <text:p>270,33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abelle 2.10, Messung 1: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U_diff in mV</text:p>
          </table:table-cell>
          <table:table-cell office:value-type="string" table:style-name="ce2">
            <text:p>Kraft in N:</text:p>
          </table:table-cell>
          <table:table-cell table:style-name="ce1"/>
          <table:table-cell table:style-name="ce2"/>
          <table:table-cell office:value-type="string" table:style-name="ce1">
            <text:p>R_Parallel in kOhm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0.55000000000000004" table:style-name="ce2">
            <text:p>0,55</text:p>
          </table:table-cell>
          <table:table-cell office:value-type="float" office:value="6.7171470444553014" table:formula="msoxl:=((C174/$B$2)/$B$3)*$B$4" table:style-name="ce2">
            <text:p>6,72</text:p>
          </table:table-cell>
          <table:table-cell table:number-columns-repeated="2" table:style-name="ce1"/>
          <table:table-cell office:value-type="float" office:value="17.38" table:style-name="ce2">
            <text:p>17,3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1.17" table:style-name="ce2">
            <text:p>1,17</text:p>
          </table:table-cell>
          <table:table-cell office:value-type="float" office:value="14.289203712750364" table:formula="msoxl:=((C175/$B$2)/$B$3)*$B$4" table:style-name="ce2">
            <text:p>14,29</text:p>
          </table:table-cell>
          <table:table-cell table:number-columns-repeated="2" table:style-name="ce1"/>
          <table:table-cell office:value-type="float" office:value="18.079999999999998" table:style-name="ce2">
            <text:p>18,0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2.2599999999999998" table:style-name="ce2">
            <text:p>2,26</text:p>
          </table:table-cell>
          <table:table-cell office:value-type="float" office:value="27.601367855398138" table:formula="msoxl:=((C176/$B$2)/$B$3)*$B$4" table:style-name="ce2">
            <text:p>27,60</text:p>
          </table:table-cell>
          <table:table-cell table:number-columns-repeated="2" table:style-name="ce1"/>
          <table:table-cell office:value-type="float" office:value="19.07" table:style-name="ce2">
            <text:p>19,07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3.27" table:style-name="ce2">
            <text:p>3,27</text:p>
          </table:table-cell>
          <table:table-cell office:value-type="float" office:value="39.936492427943328" table:formula="msoxl:=((C177/$B$2)/$B$3)*$B$4" table:style-name="ce2">
            <text:p>39,94</text:p>
          </table:table-cell>
          <table:table-cell table:number-columns-repeated="2" table:style-name="ce1"/>
          <table:table-cell office:value-type="float" office:value="19.149999999999999" table:style-name="ce2">
            <text:p>19,15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4.2699999999999996" table:style-name="ce2">
            <text:p>4,27</text:p>
          </table:table-cell>
          <table:table-cell office:value-type="float" office:value="52.149487054225688" table:formula="msoxl:=((C178/$B$2)/$B$3)*$B$4" table:style-name="ce2">
            <text:p>52,15</text:p>
          </table:table-cell>
          <table:table-cell table:number-columns-repeated="2" table:style-name="ce1"/>
          <table:table-cell office:value-type="float" office:value="19.18" table:style-name="ce2">
            <text:p>19,1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4.93" table:style-name="ce2">
            <text:p>4,93</text:p>
          </table:table-cell>
          <table:table-cell office:value-type="float" office:value="60.210063507572045" table:formula="msoxl:=((C179/$B$2)/$B$3)*$B$4" table:style-name="ce2">
            <text:p>60,21</text:p>
          </table:table-cell>
          <table:table-cell table:number-columns-repeated="2" table:style-name="ce1"/>
          <table:table-cell office:value-type="float" office:value="19.3" table:style-name="ce2">
            <text:p>19,3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6.1" table:style-name="ce2">
            <text:p>6,10</text:p>
          </table:table-cell>
          <table:table-cell office:value-type="float" office:value="74.499267220322423" table:formula="msoxl:=((C180/$B$2)/$B$3)*$B$4" table:style-name="ce2">
            <text:p>74,50</text:p>
          </table:table-cell>
          <table:table-cell table:number-columns-repeated="2" table:style-name="ce1"/>
          <table:table-cell office:value-type="float" office:value="19.29" table:style-name="ce2">
            <text:p>19,29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6.95" table:style-name="ce2">
            <text:p>6,95</text:p>
          </table:table-cell>
          <table:table-cell office:value-type="float" office:value="84.88031265266244" table:formula="msoxl:=((C181/$B$2)/$B$3)*$B$4" table:style-name="ce2">
            <text:p>84,88</text:p>
          </table:table-cell>
          <table:table-cell table:number-columns-repeated="2" table:style-name="ce1"/>
          <table:table-cell office:value-type="float" office:value="19.3" table:style-name="ce2">
            <text:p>19,3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8.2100000000000009" table:style-name="ce2">
            <text:p>8,21</text:p>
          </table:table-cell>
          <table:table-cell office:value-type="float" office:value="100.26868588177821" table:formula="msoxl:=((C182/$B$2)/$B$3)*$B$4" table:style-name="ce2">
            <text:p>100,27</text:p>
          </table:table-cell>
          <table:table-cell table:number-columns-repeated="2" table:style-name="ce1"/>
          <table:table-cell office:value-type="float" office:value="19.29" table:style-name="ce2">
            <text:p>19,29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9.24" table:style-name="ce2">
            <text:p>9,24</text:p>
          </table:table-cell>
          <table:table-cell office:value-type="float" office:value="112.84807034684904" table:formula="msoxl:=((C183/$B$2)/$B$3)*$B$4" table:style-name="ce2">
            <text:p>112,85</text:p>
          </table:table-cell>
          <table:table-cell table:number-columns-repeated="2" table:style-name="ce1"/>
          <table:table-cell office:value-type="float" office:value="19.440000000000001" table:style-name="ce2">
            <text:p>19,44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10.3" table:style-name="ce2">
            <text:p>10,30</text:p>
          </table:table-cell>
          <table:table-cell office:value-type="float" office:value="125.79384465070834" table:formula="msoxl:=((C184/$B$2)/$B$3)*$B$4" table:style-name="ce2">
            <text:p>125,79</text:p>
          </table:table-cell>
          <table:table-cell table:number-columns-repeated="2" table:style-name="ce1"/>
          <table:table-cell office:value-type="float" office:value="19.489999999999998" table:style-name="ce2">
            <text:p>19,4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belle 2.10, Messung 2: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U_diff in mV</text:p>
          </table:table-cell>
          <table:table-cell office:value-type="string" table:style-name="ce2">
            <text:p>Kraft in N:</text:p>
          </table:table-cell>
          <table:table-cell table:style-name="ce1"/>
          <table:table-cell table:style-name="ce2"/>
          <table:table-cell office:value-type="string" table:style-name="ce1">
            <text:p>R_Parallel in kOhm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1.1599999999999999" table:style-name="ce2">
            <text:p>1,16</text:p>
          </table:table-cell>
          <table:table-cell office:value-type="float" office:value="14.16707376648754" table:formula="msoxl:=((C188/$B$2)/$B$3)*$B$4" table:style-name="ce2">
            <text:p>14,17</text:p>
          </table:table-cell>
          <table:table-cell table:number-columns-repeated="2" table:style-name="ce1"/>
          <table:table-cell office:value-type="float" office:value="17.8" table:style-name="ce2">
            <text:p>17,8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2.33" table:style-name="ce2">
            <text:p>2,33</text:p>
          </table:table-cell>
          <table:table-cell office:value-type="float" office:value="28.456277479237908" table:formula="msoxl:=((C189/$B$2)/$B$3)*$B$4" table:style-name="ce2">
            <text:p>28,46</text:p>
          </table:table-cell>
          <table:table-cell table:number-columns-repeated="2" table:style-name="ce1"/>
          <table:table-cell office:value-type="float" office:value="18.649999999999999" table:style-name="ce2">
            <text:p>18,65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3.34" table:style-name="ce2">
            <text:p>3,34</text:p>
          </table:table-cell>
          <table:table-cell office:value-type="float" office:value="40.791402051783088" table:formula="msoxl:=((C190/$B$2)/$B$3)*$B$4" table:style-name="ce2">
            <text:p>40,79</text:p>
          </table:table-cell>
          <table:table-cell table:number-columns-repeated="2" table:style-name="ce1"/>
          <table:table-cell office:value-type="float" office:value="18.8" table:style-name="ce2">
            <text:p>18,8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4.33" table:style-name="ce2">
            <text:p>4,33</text:p>
          </table:table-cell>
          <table:table-cell office:value-type="float" office:value="52.882266731802638" table:formula="msoxl:=((C191/$B$2)/$B$3)*$B$4" table:style-name="ce2">
            <text:p>52,88</text:p>
          </table:table-cell>
          <table:table-cell table:number-columns-repeated="2" table:style-name="ce1"/>
          <table:table-cell office:value-type="float" office:value="18.88" table:style-name="ce2">
            <text:p>18,8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4.99" table:style-name="ce2">
            <text:p>4,99</text:p>
          </table:table-cell>
          <table:table-cell office:value-type="float" office:value="60.942843185148995" table:formula="msoxl:=((C192/$B$2)/$B$3)*$B$4" table:style-name="ce2">
            <text:p>60,94</text:p>
          </table:table-cell>
          <table:table-cell table:number-columns-repeated="2" table:style-name="ce1"/>
          <table:table-cell office:value-type="float" office:value="18.89" table:style-name="ce2">
            <text:p>18,8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6.2" table:style-name="ce2">
            <text:p>6,20</text:p>
          </table:table-cell>
          <table:table-cell office:value-type="float" office:value="75.720566682950661" table:formula="msoxl:=((C193/$B$2)/$B$3)*$B$4" table:style-name="ce2">
            <text:p>75,72</text:p>
          </table:table-cell>
          <table:table-cell table:number-columns-repeated="2" table:style-name="ce1"/>
          <table:table-cell office:value-type="float" office:value="18.87" table:style-name="ce2">
            <text:p>18,87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7.03" table:style-name="ce2">
            <text:p>7,03</text:p>
          </table:table-cell>
          <table:table-cell office:value-type="float" office:value="85.85735222276503" table:formula="msoxl:=((C194/$B$2)/$B$3)*$B$4" table:style-name="ce2">
            <text:p>85,86</text:p>
          </table:table-cell>
          <table:table-cell table:number-columns-repeated="2" table:style-name="ce1"/>
          <table:table-cell office:value-type="float" office:value="18.690000000000001" table:style-name="ce2">
            <text:p>18,6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8.32" table:style-name="ce2">
            <text:p>8,32</text:p>
          </table:table-cell>
          <table:table-cell office:value-type="float" office:value="101.61211529066927" table:formula="msoxl:=((C195/$B$2)/$B$3)*$B$4" table:style-name="ce2">
            <text:p>101,61</text:p>
          </table:table-cell>
          <table:table-cell table:number-columns-repeated="2" table:style-name="ce1"/>
          <table:table-cell office:value-type="float" office:value="18.82" table:style-name="ce2">
            <text:p>18,8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9.31" table:style-name="ce2">
            <text:p>9,31</text:p>
          </table:table-cell>
          <table:table-cell office:value-type="float" office:value="113.70297997068882" table:formula="msoxl:=((C196/$B$2)/$B$3)*$B$4" table:style-name="ce2">
            <text:p>113,70</text:p>
          </table:table-cell>
          <table:table-cell table:number-columns-repeated="2" table:style-name="ce1"/>
          <table:table-cell office:value-type="float" office:value="19.100000000000001" table:style-name="ce2">
            <text:p>19,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0.41" table:style-name="ce2">
            <text:p>10,41</text:p>
          </table:table-cell>
          <table:table-cell office:value-type="float" office:value="127.13727405959941" table:formula="msoxl:=((C197/$B$2)/$B$3)*$B$4" table:style-name="ce2">
            <text:p>127,14</text:p>
          </table:table-cell>
          <table:table-cell table:number-columns-repeated="2" table:style-name="ce1"/>
          <table:table-cell office:value-type="float" office:value="19" table:style-name="ce2">
            <text:p>19,00</text:p>
          </table:table-cell>
          <table:table-cell table:number-columns-repeated="16377"/>
        </table:table-row>
        <table:table-row table:number-rows-repeated="1048379" table:style-name="ro1">
          <table:table-cell table:number-columns-repeated="16384"/>
        </table:table-row>
      </table:table>
      <table:table table:name="Tabelle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ime-style style:name="N3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9">
      <number:number number:decimal-places="4" number:min-integer-digits="1"/>
    </number:number-style>
    <number:number-style style:name="N40">
      <number:number number:decimal-places="1" number:min-integer-digits="1"/>
    </number:number-style>
    <number:number-style style:name="N41">
      <number:number number:decimal-places="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tephan Jobstmann</meta:initial-creator>
    <dc:creator>Stephan Jobstmann</dc:creator>
    <meta:creation-date>2012-06-04T07:11:31Z</meta:creation-date>
    <dc:date>2012-06-04T08:10:14Z</dc:date>
    <meta:editing-duration>PT0S</meta:editing-duration>
  </office:meta>
</office:document-meta>
</file>